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ra" svg:font-family="Lor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.25in" fo:margin-top="0.0835in" fo:margin-bottom="0.1252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ircular Linked List | Set 1 (Introduction and Applications)</text:p>
      <text:p text:style-name="P1"/>
      <text:p text:style-name="P1">Circular linked list is a linked list where all nodes are connected to form a circle. There is no NULL at the end. A circular linked list can be a singly circular linked list or doubly circular linked list.</text:p>
      <text:p text:style-name="P1"><draw:a xlink:type="simple" xlink:href="http://geeksforgeeks.org/wp-content/uploads/cll_inserted.gif"><draw:frame draw:style-name="fr1" draw:name="graphics1" text:anchor-type="paragraph" svg:width="5.2362in" svg:height="0.9028in" draw:z-index="0"><draw:image xlink:href="http://geeksforgeeks.org/wp-content/uploads/cll_inserted.gif" xlink:type="simple" xlink:show="embed" xlink:actuate="onLoad"/></draw:frame></draw:a>Advantages of Circular Linked Lists:<text:line-break/></text:p>
      <text:p text:style-name="P1"/>
      <text:p text:style-name="P1"/>
      <text:p text:style-name="P1">1) Any node can be a starting point. We can traverse the whole list by starting from any point. We just need to stop when the first visited node is visited again.</text:p>
      <text:p text:style-name="P1"/>
      <text:p text:style-name="P1">2) Useful for implementation of queue. Unlike this implementation, we don’t need to maintain two pointers for front and rear if we use circular linked list. We can maintain a pointer to the last inserted node and front can always be obtained as next of last.</text:p>
      <text:p text:style-name="P1"/>
      <text:p text:style-name="P1">3)Circular lists are useful in applications to repeatedly go around the list. For example, when multiple applications are running on a PC, it is common for the operating system to put the running applications on a list and then to cycle through them, giving each of them a slice of time to execute, and then making them wait while the CPU is given to another application. It is convenient for the operating system to use a circular list so that when it reaches the end of the list it can cycle around to the front of the list. (Source http://web.eecs.utk.edu/~bvz/cs140/notes/Dllists/)</text:p>
      <text:p text:style-name="P1"/>
      <text:p text:style-name="P1">4)Circular Doubly Linked Lists are used for implementation of advanced data structures like Fibonacci Heap.</text:p>
      <text:p text:style-name="P1"/>
      <text:p text:style-name="P1">NOTE: we are two ref­er­ences here, head and tail. Head points the start of the linked list and tail points to the last node of the linked list.</text:p>
      <text:p text:style-name="P1"/>
      <text:p text:style-name="P1"><text:span text:style-name="T1">Add at the Start </text:span>: Add a node the begin­ning of the linked list. Its O(1). If size is 0 then make the new node as head and tail else put the at the start, change the head and do not change the tail.</text:p>
      <text:p text:style-name="P1"/>
      <text:p text:style-name="P1"><text:tab/>public void insertAtStart(Node node) {</text:p>
      <text:p text:style-name="P1"><text:tab/><text:tab/>if (isEmpty()) {</text:p>
      <text:p text:style-name="P1"><text:tab/><text:tab/><text:tab/>mHead = node;</text:p>
      <text:p text:style-name="P1"><text:tab/><text:tab/><text:tab/>mTail = node;</text:p>
      <text:p text:style-name="P1"><text:tab/><text:tab/><text:tab/>mHead.next = node;</text:p>
      <text:p text:style-name="P1"><text:tab/><text:tab/>} else {</text:p>
      <text:p text:style-name="P1"><text:tab/><text:tab/><text:tab/>mTail.next = node;</text:p>
      <text:p text:style-name="P1"><text:tab/><text:tab/><text:tab/>node.next = mHead;</text:p>
      <text:p text:style-name="P1"><text:tab/><text:tab/><text:tab/>mHead = node;</text:p>
      <text:p text:style-name="P1"><text:tab/><text:tab/>}</text:p>
      <text:p text:style-name="P1"><text:tab/><text:tab/>mSize++;</text:p>
      <text:p text:style-name="P1"><text:tab/>}</text:p>
      <text:p text:style-name="P1"/>
      <text:p text:style-name="P1"/>
      <text:p text:style-name="P1"/>
      <text:p text:style-name="P1"/>
      <text:p text:style-name="P1"><text:soft-page-break/><text:span text:style-name="T1">Add at the End </text:span>: Add a node at the end of the linked list. its O(1) since we have tail ref­er­ence. If size is 0 then make the new node as head and tail else put node at the end of the list using tail ref­er­ence and make the new node as tail. </text:p>
      <text:p text:style-name="P1"/>
      <text:p text:style-name="P1">public void insertAtEnd(Node node) {</text:p>
      <text:p text:style-name="P1"><text:tab/><text:tab/>if (isEmpty()) {</text:p>
      <text:p text:style-name="P1"><text:tab/><text:tab/><text:tab/>mHead = node;</text:p>
      <text:p text:style-name="P1"><text:tab/><text:tab/><text:tab/>mTail = node;</text:p>
      <text:p text:style-name="P1"><text:tab/><text:tab/><text:tab/>mHead.next = node;</text:p>
      <text:p text:style-name="P1"><text:tab/><text:tab/>} else {</text:p>
      <text:p text:style-name="P1"><text:tab/><text:tab/><text:tab/>mTail.next = node;</text:p>
      <text:p text:style-name="P1"><text:tab/><text:tab/><text:tab/>node.next = mHead;</text:p>
      <text:p text:style-name="P1"><text:tab/><text:tab/><text:tab/>mTail = node;</text:p>
      <text:p text:style-name="P1"><text:tab/><text:tab/>}</text:p>
      <text:p text:style-name="P1"><text:tab/><text:tab/>mSize++;</text:p>
      <text:p text:style-name="P1"><text:tab/>}</text:p>
      <text:p text:style-name="P1"/>
      <text:p text:style-name="P1"><text:span text:style-name="T1">Delete at the Start</text:span> : Delete a node from begin­ning of the linked list and make the head points to the 2nd node in the list. Its O(1). </text:p>
      <text:p text:style-name="P1"/>
      <text:p text:style-name="P1">public void deleteHead() {</text:p>
      <text:p text:style-name="P1"><text:tab/><text:tab/>if (isEmpty()) {</text:p>
      <text:p text:style-name="P1"><text:tab/><text:tab/><text:tab/>System.out.println("Empty List");</text:p>
      <text:p text:style-name="P1"><text:tab/><text:tab/>} else {</text:p>
      <text:p text:style-name="P1"><text:tab/><text:tab/><text:tab/>Node temp = mHead.next;</text:p>
      <text:p text:style-name="P1"><text:tab/><text:tab/><text:tab/>mTail.next = temp;</text:p>
      <text:p text:style-name="P1"><text:tab/><text:tab/><text:tab/>mHead = temp;</text:p>
      <text:p text:style-name="P1"><text:tab/><text:tab/>}</text:p>
      <text:p text:style-name="P1"><text:tab/><text:tab/>mSize--;</text:p>
      <text:p text:style-name="P1"><text:tab/><text:tab/>if (0 == mSize) {</text:p>
      <text:p text:style-name="P1"><text:tab/><text:tab/><text:tab/>mHead = null;</text:p>
      <text:p text:style-name="P1"><text:tab/><text:tab/>}</text:p>
      <text:p text:style-name="P1"><text:tab/>}</text:p>
      <text:p text:style-name="P1"/>
      <text:p text:style-name="P1"><text:span text:style-name="T1">Delete at the End :</text:span> Delete a node from end of the linked list and make the end node <text:s/>points to the head node in the list. Its O(1). </text:p>
      <text:p text:style-name="P1"/>
      <text:p text:style-name="P1">public void deleteTail() {</text:p>
      <text:p text:style-name="P1"><text:tab/><text:tab/>if (isEmpty()) {</text:p>
      <text:p text:style-name="P1"><text:tab/><text:tab/><text:tab/>System.out.println("Empty List");</text:p>
      <text:p text:style-name="P1"><text:tab/><text:tab/>} else {</text:p>
      <text:p text:style-name="P1"><text:tab/><text:tab/><text:tab/>Node current = mHead;</text:p>
      <text:p text:style-name="P1"><text:tab/><text:tab/><text:tab/>do {</text:p>
      <text:p text:style-name="P1"><text:tab/><text:tab/><text:tab/><text:tab/>current = current.next;</text:p>
      <text:p text:style-name="P1"><text:tab/><text:tab/><text:tab/><text:tab/>if (current.next == mTail) {</text:p>
      <text:p text:style-name="P1"><text:tab/><text:tab/><text:tab/><text:tab/><text:tab/>break;</text:p>
      <text:p text:style-name="P1"><text:tab/><text:tab/><text:tab/><text:tab/>}</text:p>
      <text:p text:style-name="P1"><text:tab/><text:tab/><text:tab/>} while (current != mHead);</text:p>
      <text:p text:style-name="P1"/>
      <text:p text:style-name="P1"><text:soft-page-break/><text:tab/><text:tab/><text:tab/>Node lastNode = current;</text:p>
      <text:p text:style-name="P1"><text:tab/><text:tab/><text:tab/>lastNode.next = mHead;</text:p>
      <text:p text:style-name="P1"><text:tab/><text:tab/><text:tab/>mTail = lastNode;</text:p>
      <text:p text:style-name="P1"><text:tab/><text:tab/>}</text:p>
      <text:p text:style-name="P1"><text:tab/><text:tab/>mSize--;</text:p>
      <text:p text:style-name="P1"><text:tab/><text:tab/>if (0 == mSize) {</text:p>
      <text:p text:style-name="P1"><text:tab/><text:tab/><text:tab/>mTail = null;</text:p>
      <text:p text:style-name="P1"><text:tab/><text:tab/>}</text:p>
      <text:p text:style-name="P1"><text:tab/>}</text:p>
      <text:p text:style-name="P1"/>
      <text:p text:style-name="P1"><text:span text:style-name="T1">Delete node :</text:span> Delete any node except Head, Tail. If it matches with any node get previous and next node. Make next node as Next of <text:s/>previous node.</text:p>
      <text:p text:style-name="P1"/>
      <text:p text:style-name="P1">public void deleteNode(Node node) {</text:p>
      <text:p text:style-name="P1"><text:tab/><text:tab/>if (isEmpty()) {</text:p>
      <text:p text:style-name="P1"><text:tab/><text:tab/><text:tab/>System.out.println("Empty List");</text:p>
      <text:p text:style-name="P1"><text:tab/><text:tab/>} else {</text:p>
      <text:p text:style-name="P1"><text:tab/><text:tab/><text:tab/>Node current = mHead;</text:p>
      <text:p text:style-name="P1"><text:tab/><text:tab/><text:tab/>Node previus = null;</text:p>
      <text:p text:style-name="P1"><text:tab/><text:tab/><text:tab/>Node next = null;</text:p>
      <text:p text:style-name="P1"><text:tab/><text:tab/><text:tab/>if (node == mHead) {</text:p>
      <text:p text:style-name="P1"><text:tab/><text:tab/><text:tab/><text:tab/>deleteHead();</text:p>
      <text:p text:style-name="P1"><text:tab/><text:tab/><text:tab/>} else if (node == mTail) {</text:p>
      <text:p text:style-name="P1"><text:tab/><text:tab/><text:tab/><text:tab/>deleteTail();</text:p>
      <text:p text:style-name="P1"><text:tab/><text:tab/><text:tab/>} else {</text:p>
      <text:p text:style-name="P1"><text:tab/><text:tab/><text:tab/><text:tab/>do {</text:p>
      <text:p text:style-name="P1"><text:tab/><text:tab/><text:tab/><text:tab/><text:tab/>if (current.next == node) {</text:p>
      <text:p text:style-name="P1"><text:tab/><text:tab/><text:tab/><text:tab/><text:tab/><text:tab/>previus = current;</text:p>
      <text:p text:style-name="P1"><text:tab/><text:tab/><text:tab/><text:tab/><text:tab/><text:tab/>next = current.next.next;</text:p>
      <text:p text:style-name="P1"><text:tab/><text:tab/><text:tab/><text:tab/><text:tab/><text:tab/>break;</text:p>
      <text:p text:style-name="P1"><text:tab/><text:tab/><text:tab/><text:tab/><text:tab/>}</text:p>
      <text:p text:style-name="P1"><text:tab/><text:tab/><text:tab/><text:tab/>} while (current != mHead);</text:p>
      <text:p text:style-name="P1"><text:tab/><text:tab/><text:tab/><text:tab/>previus.next = next;</text:p>
      <text:p text:style-name="P1"><text:tab/><text:tab/><text:tab/>}</text:p>
      <text:p text:style-name="P1"><text:tab/><text:tab/>}</text:p>
      <text:p text:style-name="P1"><text:tab/><text:tab/>mSize--;</text:p>
      <text:p text:style-name="P1"><text:tab/>}</text:p>
      <text:p text:style-name="P1"/>
      <text:p text:style-name="P1"><text:span text:style-name="T1">Get Ele­ment at Index </text:span>: Return the ele­ment at spe­cific index, if index is greater than the size then return –1. its O(n) in worst case.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ra" svg:font-family="Lor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5-29T20:57:42.31</dc:date>
    <dc:creator>Shailendra Singh</dc:creator>
    <meta:editing-duration>PT4H2M10S</meta:editing-duration>
    <meta:editing-cycles>37</meta:editing-cycles>
    <meta:generator>OpenOffice/4.1.3$Win32 OpenOffice.org_project/413m1$Build-9783</meta:generator>
    <meta:document-statistic meta:table-count="0" meta:image-count="1" meta:object-count="0" meta:page-count="3" meta:paragraph-count="95" meta:word-count="708" meta:character-count="3943"/>
  </office:meta>
</office:document-meta>
</file>